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SKS" style:family="table">
      <style:table-properties style:width="27.201cm" table:align="margins"/>
    </style:style>
    <style:style style:name="TASKS.A" style:family="table-column">
      <style:table-column-properties style:column-width="1.005cm" style:rel-column-width="570*"/>
    </style:style>
    <style:style style:name="TASKS.B" style:family="table-column">
      <style:table-column-properties style:column-width="4.392cm" style:rel-column-width="2490*"/>
    </style:style>
    <style:style style:name="TASKS.C" style:family="table-column">
      <style:table-column-properties style:column-width="3.701cm" style:rel-column-width="2098*"/>
    </style:style>
    <style:style style:name="TASKS.D" style:family="table-column">
      <style:table-column-properties style:column-width="18.103cm" style:rel-column-width="10263*"/>
    </style:style>
    <style:style style:name="TASKS.1" style:family="table-row">
      <style:table-row-properties fo:keep-together="auto"/>
    </style:style>
    <style:style style:name="TASK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SKS.D1" style:family="table-cell">
      <style:table-cell-properties fo:background-color="#cccccc" fo:padding="0.097cm" fo:border="0.05pt solid #000000">
        <style:background-image/>
      </style:table-cell-properties>
    </style:style>
    <style:style style:name="TASKS.A2" style:family="table-cell">
      <style:table-cell-properties fo:padding="0.097cm" fo:border-left="0.05pt solid #000000" fo:border-right="none" fo:border-top="none" fo:border-bottom="0.05pt solid #000000"/>
    </style:style>
    <style:style style:name="TASKS.B2" style:family="table-cell">
      <style:table-cell-properties fo:padding="0.097cm" fo:border-left="0.05pt solid #000000" fo:border-right="none" fo:border-top="none" fo:border-bottom="0.05pt solid #000000"/>
    </style:style>
    <style:style style:name="TASKS.C2" style:family="table-cell">
      <style:table-cell-properties fo:padding="0.097cm" fo:border-left="0.05pt solid #000000" fo:border-right="none" fo:border-top="none" fo:border-bottom="0.05pt solid #000000"/>
    </style:style>
    <style:style style:name="TASK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able_20_Heading">
      <style:text-properties officeooo:rsid="00391daf" officeooo:paragraph-rsid="00391daf"/>
    </style:style>
    <style:style style:name="P4" style:family="paragraph" style:parent-style-name="Table_20_Heading">
      <style:paragraph-properties fo:text-align="start" style:justify-single-word="false"/>
      <style:text-properties officeooo:rsid="00391daf" officeooo:paragraph-rsid="00391daf"/>
    </style:style>
    <style:style style:name="P5" style:family="paragraph" style:parent-style-name="Table_20_Heading">
      <style:paragraph-properties fo:text-align="center" style:justify-single-word="false"/>
      <style:text-properties officeooo:rsid="000d285a" officeooo:paragraph-rsid="000d285a"/>
    </style:style>
    <style:style style:name="P6" style:family="paragraph" style:parent-style-name="Table_20_Heading">
      <style:paragraph-properties fo:text-align="start" style:justify-single-word="false"/>
      <style:text-properties officeooo:rsid="003a654a" officeooo:paragraph-rsid="003a654a"/>
    </style:style>
    <style:style style:name="P7" style:family="paragraph" style:parent-style-name="Table_20_Heading">
      <style:paragraph-properties fo:text-align="start" style:justify-single-word="false"/>
      <style:text-properties officeooo:rsid="003e29f8" officeooo:paragraph-rsid="003e29f8"/>
    </style:style>
    <style:style style:name="P8" style:family="paragraph" style:parent-style-name="Table_20_Heading">
      <style:text-properties officeooo:rsid="00432cba" officeooo:paragraph-rsid="00432cba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0d285a" officeooo:paragraph-rsid="000d285a" style:font-size-asian="10pt" style:font-size-complex="10pt"/>
    </style:style>
    <style:style style:name="P11" style:family="paragraph" style:parent-style-name="Table_20_Contents">
      <style:text-properties fo:font-size="10pt" officeooo:rsid="0029e608" officeooo:paragraph-rsid="003a654a" style:font-size-asian="10pt" style:font-size-complex="10pt"/>
    </style:style>
    <style:style style:name="P12" style:family="paragraph" style:parent-style-name="Table_20_Contents">
      <style:text-properties fo:font-size="10pt" officeooo:rsid="00391daf" officeooo:paragraph-rsid="00391daf" style:font-size-asian="10pt" style:font-size-complex="10pt"/>
    </style:style>
    <style:style style:name="P13" style:family="paragraph" style:parent-style-name="Table_20_Contents">
      <style:text-properties fo:font-size="10pt" officeooo:rsid="00293413" officeooo:paragraph-rsid="00293413" style:font-size-asian="10pt" style:font-size-complex="10pt"/>
    </style:style>
    <style:style style:name="P14" style:family="paragraph" style:parent-style-name="Table_20_Contents">
      <style:text-properties fo:font-size="10pt" officeooo:rsid="003be0a1" officeooo:paragraph-rsid="003be0a1" style:font-size-asian="10pt" style:font-size-complex="10pt"/>
    </style:style>
    <style:style style:name="P15" style:family="paragraph" style:parent-style-name="Table_20_Contents">
      <loext:graphic-properties draw:fill="solid" draw:fill-color="#eeeeee" draw:opacity="100%"/>
      <style:paragraph-properties fo:background-color="#eeeeee"/>
      <style:text-properties fo:font-size="10pt" officeooo:rsid="003e29f8" officeooo:paragraph-rsid="003e29f8" style:font-size-asian="10pt" style:font-size-complex="10pt"/>
    </style:style>
    <style:style style:name="P16" style:family="paragraph" style:parent-style-name="Table_20_Contents">
      <style:text-properties fo:font-size="10pt" fo:font-weight="bold" officeooo:rsid="00391daf" officeooo:paragraph-rsid="00391daf" style:font-size-asian="10pt" style:font-weight-asian="bold" style:font-size-complex="10pt" style:font-weight-complex="bold"/>
    </style:style>
    <style:style style:name="P17" style:family="paragraph" style:parent-style-name="Heading" style:master-page-name="Landscape">
      <style:paragraph-properties fo:margin-top="0cm" fo:margin-bottom="0.199cm" loext:contextual-spacing="false" fo:text-align="center" style:justify-single-word="false" style:page-number="auto"/>
      <style:text-properties officeooo:paragraph-rsid="0014efef"/>
    </style:style>
    <style:style style:name="P18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paragraph-rsid="0048f6b3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0d285a" officeooo:paragraph-rsid="0048f6b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436a38" officeooo:paragraph-rsid="0048f6b3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5fa3c2" officeooo:paragraph-rsid="00555695" style:font-size-asian="10pt" style:font-size-complex="10pt"/>
    </style:style>
    <style:style style:name="P22" style:family="paragraph" style:parent-style-name="Table_20_Contents">
      <style:text-properties fo:font-size="10pt" officeooo:rsid="00599efb" officeooo:paragraph-rsid="0048f6b3" style:font-size-asian="10pt" style:font-size-complex="10pt"/>
    </style:style>
    <style:style style:name="P23" style:family="paragraph" style:parent-style-name="Table_20_Contents">
      <style:text-properties fo:font-size="10pt" fo:font-weight="bold" officeooo:rsid="003e58a4" officeooo:paragraph-rsid="004e7afb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fo:font-size="10pt" officeooo:rsid="004cbf68" officeooo:paragraph-rsid="004cbf68" fo:background-color="#eeeeee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color="#666666" fo:font-size="10pt" officeooo:rsid="005ad687" officeooo:paragraph-rsid="0048f6b3" fo:background-color="#eeeeee" style:font-size-asian="10pt" style:font-size-complex="10pt"/>
    </style:style>
    <style:style style:name="P26" style:family="paragraph" style:parent-style-name="Table_20_Contents">
      <style:text-properties fo:color="#666666" fo:font-size="10pt" officeooo:paragraph-rsid="0048f6b3" style:font-size-asian="10pt" style:font-size-complex="10pt"/>
    </style:style>
    <style:style style:name="P27" style:family="paragraph" style:parent-style-name="Table_20_Contents">
      <style:text-properties fo:color="#666666" fo:font-size="10pt" officeooo:paragraph-rsid="004f388b" style:font-size-asian="10pt" style:font-size-complex="10pt"/>
    </style:style>
    <style:style style:name="P28" style:family="paragraph" style:parent-style-name="Table_20_Heading">
      <style:paragraph-properties fo:text-align="center" style:justify-single-word="false"/>
      <style:text-properties officeooo:rsid="000d285a" officeooo:paragraph-rsid="0048f6b3"/>
    </style:style>
    <style:style style:name="P29" style:family="paragraph" style:parent-style-name="Table_20_Heading">
      <style:text-properties officeooo:rsid="0037af2c" officeooo:paragraph-rsid="0048f6b3"/>
    </style:style>
    <style:style style:name="P30" style:family="paragraph" style:parent-style-name="Table_20_Heading">
      <style:text-properties officeooo:rsid="00599efb" officeooo:paragraph-rsid="0048f6b3"/>
    </style:style>
    <style:style style:name="P31" style:family="paragraph" style:parent-style-name="Table_20_Heading">
      <style:paragraph-properties fo:text-align="center" style:justify-single-word="false"/>
      <style:text-properties officeooo:paragraph-rsid="0048f6b3"/>
    </style:style>
    <style:style style:name="P32" style:family="paragraph" style:parent-style-name="Table_20_Heading">
      <style:paragraph-properties fo:text-align="center" style:justify-single-word="false"/>
      <style:text-properties officeooo:rsid="0048f6b3" officeooo:paragraph-rsid="0048f6b3"/>
    </style:style>
    <style:style style:name="P33" style:family="paragraph" style:parent-style-name="Table_20_Heading">
      <style:text-properties officeooo:rsid="0048f6b3" officeooo:paragraph-rsid="0048f6b3"/>
    </style:style>
    <style:style style:name="P34" style:family="paragraph" style:parent-style-name="Table_20_Heading">
      <style:text-properties officeooo:rsid="004cbf68" officeooo:paragraph-rsid="004cbf68"/>
    </style:style>
    <style:style style:name="T1" style:family="text">
      <style:text-properties fo:color="#800000"/>
    </style:style>
    <style:style style:name="T2" style:family="text">
      <style:text-properties officeooo:rsid="00343f1d"/>
    </style:style>
    <style:style style:name="T3" style:family="text">
      <style:text-properties fo:color="#808080" officeooo:rsid="00100d3a"/>
    </style:style>
    <style:style style:name="T4" style:family="text">
      <style:text-properties fo:color="#808080" officeooo:rsid="000f14e0"/>
    </style:style>
    <style:style style:name="T5" style:family="text">
      <style:text-properties officeooo:rsid="0018469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8469a" style:font-weight-asian="bold" style:font-weight-complex="bold"/>
    </style:style>
    <style:style style:name="T8" style:family="text">
      <style:text-properties fo:font-weight="bold" officeooo:rsid="0022965b" style:font-weight-asian="bold" style:font-weight-complex="bold"/>
    </style:style>
    <style:style style:name="T9" style:family="text">
      <style:text-properties officeooo:rsid="0022965b"/>
    </style:style>
    <style:style style:name="T10" style:family="text">
      <style:text-properties officeooo:rsid="0037fda5"/>
    </style:style>
    <style:style style:name="T11" style:family="text">
      <style:text-properties officeooo:rsid="003be0a1"/>
    </style:style>
    <style:style style:name="T12" style:family="text">
      <style:text-properties fo:font-size="8pt" officeooo:rsid="0045556f" style:font-size-asian="8pt" style:font-size-complex="8pt"/>
    </style:style>
    <style:style style:name="T13" style:family="text">
      <style:text-properties fo:font-size="9pt" fo:font-weight="normal" style:font-size-asian="9pt" style:font-weight-asian="normal" style:font-size-complex="9pt" style:font-weight-complex="normal"/>
    </style:style>
    <style:style style:name="T14" style:family="text">
      <style:text-properties fo:font-size="9pt" fo:font-weight="normal" officeooo:rsid="003b0e8e" style:font-size-asian="9pt" style:font-weight-asian="normal" style:font-size-complex="9pt" style:font-weight-complex="normal"/>
    </style:style>
    <style:style style:name="T15" style:family="text">
      <style:text-properties fo:font-size="9pt" fo:font-weight="normal" officeooo:rsid="004ebd76" style:font-size-asian="9pt" style:font-weight-asian="normal" style:font-size-complex="9pt" style:font-weight-complex="normal"/>
    </style:style>
    <style:style style:name="T16" style:family="text">
      <style:text-properties fo:font-size="9pt" fo:font-weight="normal" officeooo:rsid="004f388b" style:font-size-asian="9pt" style:font-weight-asian="normal" style:font-size-complex="9pt" style:font-weight-complex="normal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fo:font-weight="bold" officeooo:rsid="003b0e8e" style:font-size-asian="9pt" style:font-weight-asian="bold" style:font-size-complex="9pt" style:font-weight-complex="bold"/>
    </style:style>
    <style:style style:name="T19" style:family="text">
      <style:text-properties fo:font-weight="normal" officeooo:rsid="0022965b" style:font-weight-asian="normal" style:font-weight-complex="normal"/>
    </style:style>
    <style:style style:name="T20" style:family="text">
      <style:text-properties fo:color="#ff3333" officeooo:rsid="00614fee"/>
    </style:style>
    <style:style style:name="T21" style:family="text">
      <style:text-properties officeooo:rsid="00436a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17"><text:span text:style-name="T10">Протокол контроля исполнения задач на </text:span><text:span text:style-name="T7">[REPORT_PERIOD]</text:span></text:p>
      <table:table table:name="TASKS" table:style-name="TASKS">
        <table:table-column table:style-name="TASKS.A"/>
        <table:table-column table:style-name="TASKS.B"/>
        <table:table-column table:style-name="TASKS.C"/>
        <table:table-column table:style-name="TASKS.D"/>
        <table:table-header-rows>
          <table:table-row table:style-name="TASKS.1">
            <table:table-cell table:style-name="TASKS.A1" office:value-type="string">
              <text:p text:style-name="P28">№ п/п</text:p>
            </table:table-cell>
            <table:table-cell table:style-name="TASKS.A1" office:value-type="string">
              <text:p text:style-name="P29">Задача</text:p>
              <text:p text:style-name="P33">Автор</text:p>
            </table:table-cell>
            <table:table-cell table:style-name="TASKS.A1" office:value-type="string">
              <text:p text:style-name="P31"><text:span text:style-name="T21">Срок </text:span>исполнения</text:p>
              <text:p text:style-name="P32">Статус</text:p>
            </table:table-cell>
            <table:table-cell table:style-name="TASKS.D1" office:value-type="string">
              <text:p text:style-name="P34">Описание</text:p>
              <text:p text:style-name="P30">Результат исполнения</text:p>
            </table:table-cell>
          </table:table-row>
        </table:table-header-rows>
        <table:table-row table:style-name="TASKS.1">
          <table:table-cell table:style-name="TASKS.A2" office:value-type="string">
            <text:p text:style-name="P19">[NN]</text:p>
          </table:table-cell>
          <table:table-cell table:style-name="TASKS.B2" office:value-type="string">
            <text:p text:style-name="P23">[NAME] <text:span text:style-name="T3">(</text:span><text:span text:style-name="T4">#[ID]</text:span><text:span text:style-name="T3">)</text:span></text:p>
            <text:p text:style-name="P26"><text:span text:style-name="T15">Автор: </text:span><text:span text:style-name="T18">[AUTHOR]</text:span></text:p>
            <text:p text:style-name="P27"><text:span text:style-name="T14">И</text:span><text:span text:style-name="T16">сполнители: </text:span><text:span text:style-name="T17">[USERS]</text:span></text:p>
          </table:table-cell>
          <table:table-cell table:style-name="TASKS.C2" office:value-type="string">
            <text:p text:style-name="P20"><text:span text:style-name="T6">[DUEDATE]</text:span></text:p>
            <text:p text:style-name="P25">[STATUS]</text:p>
            <text:p text:style-name="P21"><text:span text:style-name="T6">[COMPLETIONDATE]</text:span></text:p>
            <text:p text:style-name="P21"><text:span text:style-name="T20">[COMPLETIONALERT]</text:span></text:p>
          </table:table-cell>
          <table:table-cell table:style-name="TASKS.D2" office:value-type="string">
            <text:p text:style-name="P24">[DESCRIPTION]</text:p>
            <text:p text:style-name="P22">[RESULT]</text:p>
          </table:table-cell>
        </table:table-row>
      </table:table>
      <text:p text:style-name="P18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loext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loext:graphic-properties draw:fill="none" draw:fill-color="#99ccff"/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/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style style:name="MT2" style:family="text">
      <style:text-properties officeooo:rsid="00343f1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cm" fo:margin-left="1.499cm" fo:margin-right="1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 <text:s text:c="10"/><text:span text:style-name="MT2">[WEEK_NUMBER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editing-duration>P1DT8H20M10S</meta:editing-duration>
    <meta:editing-cycles>58</meta:editing-cycles>
    <meta:initial-creator>Роберт Бикмансуров</meta:initial-creator>
    <meta:creation-date>2014-09-29T15:07:38.048726639</meta:creation-date>
    <dc:date>2016-02-11T11:42:43.883053597</dc:date>
    <dc:creator>Роберт Мулланурович Бикмансуров</dc:creator>
    <meta:document-statistic meta:table-count="1" meta:image-count="0" meta:object-count="0" meta:page-count="1" meta:paragraph-count="21" meta:word-count="42" meta:character-count="337" meta:non-whitespace-character-count="307"/>
  </office:meta>
</office:document-meta>
</file>